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1e4edb" style:font-weight-asian="bold" style:font-weight-complex="bold"/>
    </style:style>
    <style:style style:name="P2" style:family="paragraph" style:parent-style-name="Standard" style:list-style-name="L1">
      <style:text-properties style:text-underline-style="none" fo:font-weight="normal" officeooo:paragraph-rsid="001e4edb" style:font-weight-asian="normal" style:font-weight-complex="normal"/>
    </style:style>
    <style:style style:name="T1" style:family="text">
      <style:text-properties officeooo:rsid="001e4edb"/>
    </style:style>
    <style:style style:name="T2" style:family="text">
      <style:text-properties style:text-position="sub 58%" officeooo:rsid="001e4edb"/>
    </style:style>
    <style:style style:name="T3" style:family="text">
      <style:text-properties style:text-position="0% 100%" officeooo:rsid="001e4edb"/>
    </style:style>
    <style:style style:name="T4" style:family="text">
      <style:text-properties style:text-position="0% 100%" officeooo:rsid="001fc5cf"/>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sson 42 Worksheet</text:span></text:p>
      <text:list xml:id="list7314977068127596560" text:style-name="L1">
        <text:list-item>
          <text:p text:style-name="P2"><text:span text:style-name="T1">v</text:span><text:span text:style-name="T2">cold</text:span><text:span text:style-name="T3"> = 320 m/s<text:line-break/>v</text:span><text:span text:style-name="T2">warm</text:span><text:span text:style-name="T3"> = 384 m/s<text:line-break/><text:line-break/>(ie. Sound travels faster in warm air, slower in cold according to:<text:line-break/> v</text:span><text:span text:style-name="T2">sound</text:span><text:span text:style-name="T3"> = 331.4 + (0.69T)<text:line-break/>Where T is the temperature.)<text:line-break/><text:line-break/>Given: Angle of incidence = 30 degrees.<text:line-break/><text:line-break/>Given: Wavefront is nearly linear means that the incident sound wave travels in a near straight line. This is an ideal condition since physical factors such as non-uniformm air temperature can vary on the wavefront.<text:line-break/><text:line-break/>n = sin i / sin R<text:line-break/>n = v</text:span><text:span text:style-name="T2">i</text:span><text:span text:style-name="T3">/v</text:span><text:span text:style-name="T2">f</text:span><text:span text:style-name="T3"><text:line-break/><text:line-break/></text:span><text:span text:style-name="T2"><draw:frame draw:style-name="fr1" draw:name="Object2" text:anchor-type="as-char" svg:y="-0.683cm" svg:width="2.245cm" svg:height="1.124cm" draw:z-index="1"><draw:object xlink:href="./Object 2" xlink:type="simple" xlink:show="embed" xlink:actuate="onLoad"/><draw:image xlink:href="./ObjectReplacements/Object 2" xlink:type="simple" xlink:show="embed" xlink:actuate="onLoad"/></draw:frame></text:span><text:span text:style-name="T3"><text:line-break/><text:line-break/>Solve for R.<text:line-break/><text:line-break/></text:span><text:span text:style-name="T3"><draw:frame draw:style-name="fr1" draw:name="Object1" text:anchor-type="as-char" svg:y="-0.66cm" svg:width="4.106cm" svg:height="1.037cm" draw:z-index="0"><draw:object xlink:href="./Object 1" xlink:type="simple" xlink:show="embed" xlink:actuate="onLoad"/><draw:image xlink:href="./ObjectReplacements/Object 1" xlink:type="simple" xlink:show="embed" xlink:actuate="onLoad"/></draw:frame></text:span><text:span text:style-name="T3"><text:line-break/></text:span></text:p>
        </text:list-item>
        <text:list-item>
          <text:p text:style-name="P2"><text:span text:style-name="T3">The radio will respond to the direct singal from the transmitter and to the reflected signal. If the two signals received by the radio are in one phase, constructive interference will occur and the radio will produce a sound. If the two signals are out of phase, destructive interference will occur and the radio </text:span><text:span text:style-name="T4">will not play Justin Beiber. (Yay!)<text:line-break/><text:line-break/>When the girl moves from a distance of 9.0 m, the intensity of the signal goes from a max to a min.<text:line-break/><text:line-break/></text:span><text:span text:style-name="T4"><draw:frame draw:style-name="fr1" draw:name="Object3" text:anchor-type="as-char" svg:y="-0.619cm" svg:width="1.655cm" svg:height="0.998cm" draw:z-index="2"><draw:object xlink:href="./Object 3" xlink:type="simple" xlink:show="embed" xlink:actuate="onLoad"/><draw:image xlink:href="./ObjectReplacements/Object 3" xlink:type="simple" xlink:show="embed" xlink:actuate="onLoad"/></draw:frame></text:span><text:span text:style-name="T4"><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3-05-09T08:28:25</meta:creation-date>
    <dc:date>2013-05-09T09:11:53</dc:date>
    <dc:creator>Jack McCracken</dc:creator>
    <meta:editing-duration>PT11M8S</meta:editing-duration>
    <meta:editing-cycles>1</meta:editing-cycles>
    <meta:generator>LibreOffice/4.0.2.2$Linux_X86_64 LibreOffice_project/400m0$Build-2</meta:generator>
    <meta:document-statistic meta:table-count="0" meta:image-count="0" meta:object-count="3" meta:page-count="1" meta:paragraph-count="3" meta:word-count="172" meta:character-count="936" meta:non-whitespace-character-count="754"/>
  </office:meta>
</office:document-meta>
</file>

<file path=Object 1/content.xml><?xml version="1.0" encoding="utf-8"?>
<math xmlns="http://www.w3.org/1998/Math/MathML">
  <semantics>
    <mrow>
      <mrow>
        <mi>R</mi>
        <mo stretchy="false">=</mo>
        <mrow>
          <mi>sin</mi>
          <mo stretchy="false">−</mo>
          <mn>1</mn>
        </mrow>
      </mrow>
      <mrow>
        <mo stretchy="false">(</mo>
        <mrow>
          <mfrac>
            <mrow>
              <mrow>
                <mo stretchy="false">(</mo>
                <mrow>
                  <mi>sin</mi>
                  <mi>i</mi>
                </mrow>
                <mo stretchy="false">)</mo>
              </mrow>
              <mrow>
                <mo stretchy="false">(</mo>
                <mrow>
                  <mi mathvariant="italic">v2</mi>
                </mrow>
                <mo stretchy="false">)</mo>
              </mrow>
            </mrow>
            <mi mathvariant="italic">v1</mi>
          </mfrac>
        </mrow>
        <mo stretchy="false">)</mo>
      </mrow>
    </mrow>
    <annotation encoding="StarMath 5.0">R = sin-1({(sin i)(v2)} over v1)</annotation>
  </semantics>
</math>
</file>

<file path=Object 2/content.xml><?xml version="1.0" encoding="utf-8"?>
<math xmlns="http://www.w3.org/1998/Math/MathML">
  <semantics>
    <mrow>
      <mrow>
        <mfrac>
          <mrow>
            <mi>sin</mi>
            <msub>
              <mrow>
                <mo stretchy="false">Θ</mo>
                <mtext/>
              </mrow>
              <mi>i</mi>
            </msub>
          </mrow>
          <mrow>
            <mi>sin</mi>
            <msub>
              <mrow>
                <mo stretchy="false">Θ</mo>
                <mtext/>
              </mrow>
              <mi>R</mi>
            </msub>
          </mrow>
        </mfrac>
        <mo stretchy="false">=</mo>
        <mfrac>
          <mrow>
            <msub>
              <mi>v</mi>
              <mi>i</mi>
            </msub>
          </mrow>
          <mrow>
            <msub>
              <mi>v</mi>
              <mi>f</mi>
            </msub>
          </mrow>
        </mfrac>
      </mrow>
    </mrow>
    <annotation encoding="StarMath 5.0">{sin {%THETA%} sub i} over {sin {%THETA%} sub R} = {v sub i} over {v sub f}</annotation>
  </semantics>
</math>
</file>

<file path=Object 3/content.xml><?xml version="1.0" encoding="utf-8"?>
<math xmlns="http://www.w3.org/1998/Math/MathML">
  <semantics>
    <mrow>
      <mfrac>
        <mn>1</mn>
        <mn>2</mn>
      </mfrac>
      <mrow>
        <mrow>
          <mo stretchy="false">λ</mo>
          <mtext/>
        </mrow>
        <mo stretchy="false">=</mo>
        <mn>18</mn>
      </mrow>
    </mrow>
    <annotation encoding="StarMath 5.0">1 over 2 {%lambda%} = 18</annotation>
  </semantics>
</math>
</file>